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4518101445401</text:p>
          </table:table-cell>
          <table:table-cell office:value-type="string" calcext:value-type="string">
            <text:p>2024-03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518101445401</text:p>
          </table:table-cell>
          <table:table-cell office:value-type="string" calcext:value-type="string">
            <text:p>2023-04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518101445401</text:p>
          </table:table-cell>
          <table:table-cell office:value-type="string" calcext:value-type="string">
            <text:p>2022-03-2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518101445401</text:p>
          </table:table-cell>
          <table:table-cell office:value-type="string" calcext:value-type="string">
            <text:p>2021-04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5181014454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5181014454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5181014454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5181014454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5181014454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5181014454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5181014454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5181014454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5181014454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5181014454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5181014454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5181014454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5181014454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5181014454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5181014454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5181014454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5181014454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5181014454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5181014454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5181014454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5181014454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5181014454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5181014454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5181014454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5181014454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5181014454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